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are_mars2018" table:style-name="ta1">
        <table:shapes>
          <draw:frame draw:z-index="0" draw:style-name="gr1" draw:text-style-name="P1" svg:width="453.15pt" svg:height="255.23pt" svg:x="343.33pt" svg:y="13.55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51pt" svg:height="255.09pt" svg:x="335.68pt" svg:y="279.8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2pt" svg:height="255.26pt" svg:x="335.62pt" svg:y="557.94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15pt" svg:height="255.23pt" svg:x="336.39pt" svg:y="826.72pt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112489162384005" calcext:value-type="float">
            <text:p>0.1124891624</text:p>
          </table:table-cell>
          <table:table-cell office:value-type="string" calcext:value-type="string">
            <text:p>leaf_type=broadleaved</text:p>
          </table:table-cell>
          <table:table-cell table:formula="of:=[.B5]" office:value-type="float" office:value="0.112489162384005" calcext:value-type="float">
            <text:p>0.1124891624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0109183009261437" calcext:value-type="float">
            <text:p>0.0109183009</text:p>
          </table:table-cell>
          <table:table-cell office:value-type="string" calcext:value-type="string">
            <text:p>leaf_type=needleleaved</text:p>
          </table:table-cell>
          <table:table-cell table:formula="of:=[.B6]" office:value-type="float" office:value="0.0109183009261437" calcext:value-type="float">
            <text:p>0.0109183009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0783289908214811" calcext:value-type="float">
            <text:p>0.0783289908</text:p>
          </table:table-cell>
          <table:table-cell office:value-type="string" calcext:value-type="string">
            <text:p>leaf_type=mixed</text:p>
          </table:table-cell>
          <table:table-cell table:formula="of:=[.B7]" office:value-type="float" office:value="0.0783289908214811" calcext:value-type="float">
            <text:p>0.0783289908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uous</text:p>
          </table:table-cell>
          <table:table-cell office:value-type="float" office:value="0.0260253016194096" calcext:value-type="float">
            <text:p>0.0260253016</text:p>
          </table:table-cell>
          <table:table-cell office:value-type="string" calcext:value-type="string">
            <text:p>no leaf_type</text:p>
          </table:table-cell>
          <table:table-cell table:formula="of:=1-SUM([.D5:.D7])" office:value-type="float" office:value="0.79826354586837" calcext:value-type="float">
            <text:p>0.7982635459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green</text:p>
          </table:table-cell>
          <table:table-cell office:value-type="float" office:value="0.00307936242157765" calcext:value-type="float">
            <text:p>0.0030793624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cycle</text:p>
          </table:table-cell>
          <table:table-cell office:value-type="float" office:value="0.037841977590073" calcext:value-type="float">
            <text:p>0.0378419776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oresttype</text:p>
          </table:table-cell>
          <table:table-cell office:value-type="float" office:value="0.796662448038874" calcext:value-type="float">
            <text:p>0.796662448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no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m (deprecated)</text:p>
          </table:table-cell>
          <table:table-cell table:formula="of:=[.B12]" office:value-type="float" office:value="0" calcext:value-type="float">
            <text:p>0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512832416874337" calcext:value-type="float">
            <text:p>0.5128324169</text:p>
          </table:table-cell>
          <table:table-cell office:value-type="string" calcext:value-type="string">
            <text:p>farmland</text:p>
          </table:table-cell>
          <table:table-cell table:formula="of:=[.B13]" office:value-type="float" office:value="0.512832416874337" calcext:value-type="float">
            <text:p>0.5128324169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office:value-type="string" calcext:value-type="string">
            <text:p>meadow</text:p>
          </table:table-cell>
          <table:table-cell table:formula="of:=[.B15]" office:value-type="float" office:value="0.475392005400104" calcext:value-type="float">
            <text:p>0.4753920054</text:p>
          </table:table-cell>
          <table:table-cell table:number-columns-repeated="8"/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475392005400104" calcext:value-type="float">
            <text:p>0.4753920054</text:p>
          </table:table-cell>
          <table:table-cell office:value-type="string" calcext:value-type="string">
            <text:p>orchard</text:p>
          </table:table-cell>
          <table:table-cell table:formula="of:=[.B16]" office:value-type="float" office:value="0.0117755777255589" calcext:value-type="float">
            <text:p>0.0117755777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117755777255589" calcext:value-type="float">
            <text:p>0.0117755777</text:p>
          </table:table-cell>
          <table:table-cell table:number-columns-repeated="10"/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654674264179674" calcext:value-type="float">
            <text:p>0.6546742642</text:p>
          </table:table-cell>
          <table:table-cell office:value-type="string" calcext:value-type="string">
            <text:p>Agricultural</text:p>
          </table:table-cell>
          <table:table-cell table:formula="of:=[.B19]" office:value-type="float" office:value="0.654674264179674" calcext:value-type="float">
            <text:p>0.6546742642</text:p>
          </table:table-cell>
          <table:table-cell table:number-columns-repeated="8"/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50088159502061" calcext:value-type="float">
            <text:p>0.3500881595</text:p>
          </table:table-cell>
          <table:table-cell office:value-type="string" calcext:value-type="string">
            <text:p>Forested areas</text:p>
          </table:table-cell>
          <table:table-cell table:formula="of:=[.B20]" office:value-type="float" office:value="0.350088159502061" calcext:value-type="float">
            <text:p>0.3500881595</text:p>
          </table:table-cell>
          <table:table-cell table:number-columns-repeated="8"/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96554224667635" calcext:value-type="float">
            <text:p>0.1965542247</text:p>
          </table:table-cell>
          <table:table-cell office:value-type="string" calcext:value-type="string">
            <text:p>Urban</text:p>
          </table:table-cell>
          <table:table-cell table:formula="of:=[.B21]" office:value-type="float" office:value="0.196554224667635" calcext:value-type="float">
            <text:p>0.1965542247</text:p>
          </table:table-cell>
          <table:table-cell table:number-columns-repeated="8"/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.023311027196723" calcext:value-type="float">
            <text:p>0.0233110272</text:p>
          </table:table-cell>
          <table:table-cell office:value-type="string" calcext:value-type="string">
            <text:p>Industrial</text:p>
          </table:table-cell>
          <table:table-cell table:formula="of:=[.B22]" office:value-type="float" office:value="0.023311027196723" calcext:value-type="float">
            <text:p>0.0233110272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0173731644133926" calcext:value-type="float">
            <text:p>0.0173731644</text:p>
          </table:table-cell>
          <table:table-cell office:value-type="string" calcext:value-type="string">
            <text:p>Water</text:p>
          </table:table-cell>
          <table:table-cell table:formula="of:=[.B23]" office:value-type="float" office:value="0.0173731644133926" calcext:value-type="float">
            <text:p>0.0173731644</text:p>
          </table:table-cell>
          <table:table-cell table:number-columns-repeated="8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SUM([.D19:.D23])" office:value-type="float" office:value="1.24200083995949" calcext:value-type="float">
            <text:p>1.24200084</text:p>
          </table:table-cell>
          <table:table-cell table:number-columns-repeated="8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f_cycle=deciduous</text:p>
          </table:table-cell>
          <table:table-cell table:formula="of:=[.B8]" office:value-type="float" office:value="0.0260253016194096" calcext:value-type="float">
            <text:p>0.0260253016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type</text:p>
          </table:table-cell>
          <table:table-cell office:value-type="float" office:value="0.818088881004" calcext:value-type="float">
            <text:p>0.8180888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f_cycle=evergreen</text:p>
          </table:table-cell>
          <table:table-cell table:formula="of:=[.B9]" office:value-type="float" office:value="0.00307936242157765" calcext:value-type="float">
            <text:p>0.0030793624</text:p>
          </table:table-cell>
          <table:table-cell table:number-columns-repeated="8"/>
          <table:table-cell office:value-type="string" calcext:value-type="string">
            <text:p>farm</text:p>
          </table:table-cell>
          <table:table-cell office:value-type="float" office:value="0.0344440977049" calcext:value-type="float">
            <text:p>0.03444409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f_cycle=mixed</text:p>
          </table:table-cell>
          <table:table-cell table:formula="of:=[.B10]" office:value-type="float" office:value="0.037841977590073" calcext:value-type="float">
            <text:p>0.0378419776</text:p>
          </table:table-cell>
          <table:table-cell table:number-columns-repeated="8"/>
          <table:table-cell office:value-type="string" calcext:value-type="string">
            <text:p>farmland</text:p>
          </table:table-cell>
          <table:table-cell office:value-type="float" office:value="0.488933554211" calcext:value-type="float">
            <text:p>0.4889335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 leaf_cycle</text:p>
          </table:table-cell>
          <table:table-cell table:formula="of:=1-SUM([.D29:.D31])" office:value-type="float" office:value="0.93305335836894" calcext:value-type="float">
            <text:p>0.9330533584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64512515092" calcext:value-type="float">
            <text:p>0.464512515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orchard</text:p>
          </table:table-cell>
          <table:table-cell office:value-type="float" office:value="0.0121098329924" calcext:value-type="float">
            <text:p>0.012109833</text:p>
          </table:table-cell>
          <table:table-cell table:number-columns-repeated="2"/>
        </table:table-row>
      </table:table>
      <table:table table:name="share" table:style-name="ta1">
        <table:shapes>
          <draw:frame draw:z-index="0" draw:style-name="gr1" draw:text-style-name="P1" svg:width="453.15pt" svg:height="255.23pt" svg:x="343.33pt" svg:y="13.55pt">
            <loext:p draw:notify-on-update-of-ranges="share.C5:share.C8 share.D5:share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5.68pt" svg:y="279.89pt">
            <loext:p draw:notify-on-update-of-ranges="share.C12:share.C15 share.D12:share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6pt" svg:x="335.62pt" svg:y="557.94pt">
            <loext:p draw:notify-on-update-of-ranges="share.C19:share.C23 share.D19:share.D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5pt" svg:height="255.23pt" svg:x="336.39pt" svg:y="826.72pt">
            <loext:p draw:notify-on-update-of-ranges="share.C29:share.C32 share.D29:share.D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office:value-type="string" calcext:value-type="string">
            <text:p>leaf_type=broadleaved</text:p>
          </table:table-cell>
          <table:table-cell table:formula="of:=[.B5]" office:value-type="float" office:value="0.108191104867" calcext:value-type="float">
            <text:p>0.1081911049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office:value-type="string" calcext:value-type="string">
            <text:p>leaf_type=needleleaved</text:p>
          </table:table-cell>
          <table:table-cell table:formula="of:=[.B6]" office:value-type="float" office:value="0.00900005923462" calcext:value-type="float">
            <text:p>0.0090000592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office:value-type="string" calcext:value-type="string">
            <text:p>leaf_type=mixed</text:p>
          </table:table-cell>
          <table:table-cell table:formula="of:=[.B7]" office:value-type="float" office:value="0.0637805306801" calcext:value-type="float">
            <text:p>0.0637805307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office:value-type="string" calcext:value-type="string">
            <text:p>no leaf_type</text:p>
          </table:table-cell>
          <table:table-cell table:formula="of:=1-SUM([.D5:.D7])" office:value-type="float" office:value="0.81902830521828" calcext:value-type="float">
            <text:p>0.8190283052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oresttype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no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office:value-type="string" calcext:value-type="string">
            <text:p>farm (deprecated)</text:p>
          </table:table-cell>
          <table:table-cell table:formula="of:=[.B12]" office:value-type="float" office:value="0.0338399569776" calcext:value-type="float">
            <text:p>0.033839957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office:value-type="string" calcext:value-type="string">
            <text:p>farmland</text:p>
          </table:table-cell>
          <table:table-cell table:formula="of:=[.B13]" office:value-type="float" office:value="0.480357783826" calcext:value-type="float">
            <text:p>0.4803577838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office:value-type="string" calcext:value-type="string">
            <text:p>meadow</text:p>
          </table:table-cell>
          <table:table-cell table:formula="of:=[.B15]" office:value-type="float" office:value="0.456365083532" calcext:value-type="float">
            <text:p>0.4563650835</text:p>
          </table:table-cell>
          <table:table-cell table:number-columns-repeated="8"/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office:value-type="string" calcext:value-type="string">
            <text:p>orchard</text:p>
          </table:table-cell>
          <table:table-cell table:formula="of:=[.B16]" office:value-type="float" office:value="0.0118974295968" calcext:value-type="float">
            <text:p>0.0118974296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10"/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office:value-type="string" calcext:value-type="string">
            <text:p>Agricultural</text:p>
          </table:table-cell>
          <table:table-cell table:formula="of:=[.B19]" office:value-type="float" office:value="0.632112823955" calcext:value-type="float">
            <text:p>0.632112824</text:p>
          </table:table-cell>
          <table:table-cell table:number-columns-repeated="8"/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office:value-type="string" calcext:value-type="string">
            <text:p>Forested areas</text:p>
          </table:table-cell>
          <table:table-cell table:formula="of:=[.B20]" office:value-type="float" office:value="0.35025650945" calcext:value-type="float">
            <text:p>0.3502565095</text:p>
          </table:table-cell>
          <table:table-cell table:number-columns-repeated="8"/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office:value-type="string" calcext:value-type="string">
            <text:p>Urban</text:p>
          </table:table-cell>
          <table:table-cell table:formula="of:=[.B21]" office:value-type="float" office:value="0.190817137559" calcext:value-type="float">
            <text:p>0.1908171376</text:p>
          </table:table-cell>
          <table:table-cell table:number-columns-repeated="8"/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office:value-type="string" calcext:value-type="string">
            <text:p>Industrial</text:p>
          </table:table-cell>
          <table:table-cell table:formula="of:=[.B22]" office:value-type="float" office:value="0.0229258536552" calcext:value-type="float">
            <text:p>0.0229258537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office:value-type="string" calcext:value-type="string">
            <text:p>Water</text:p>
          </table:table-cell>
          <table:table-cell table:formula="of:=[.B23]" office:value-type="float" office:value="0.016921696003" calcext:value-type="float">
            <text:p>0.016921696</text:p>
          </table:table-cell>
          <table:table-cell table:number-columns-repeated="8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SUM([.D19:.D23])" office:value-type="float" office:value="1.2130340206222" calcext:value-type="float">
            <text:p>1.2130340206</text:p>
          </table:table-cell>
          <table:table-cell table:number-columns-repeated="8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f_cycle=deciduous</text:p>
          </table:table-cell>
          <table:table-cell table:formula="of:=[.B8]" office:value-type="float" office:value="0.0213946060285" calcext:value-type="float">
            <text:p>0.021394606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type</text:p>
          </table:table-cell>
          <table:table-cell office:value-type="float" office:value="0.818088881004" calcext:value-type="float">
            <text:p>0.8180888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f_cycle=evergreen</text:p>
          </table:table-cell>
          <table:table-cell table:formula="of:=[.B9]" office:value-type="float" office:value="0.00116677488847" calcext:value-type="float">
            <text:p>0.0011667749</text:p>
          </table:table-cell>
          <table:table-cell table:number-columns-repeated="8"/>
          <table:table-cell office:value-type="string" calcext:value-type="string">
            <text:p>farm</text:p>
          </table:table-cell>
          <table:table-cell office:value-type="float" office:value="0.0344440977049" calcext:value-type="float">
            <text:p>0.03444409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f_cycle=mixed</text:p>
          </table:table-cell>
          <table:table-cell table:formula="of:=[.B10]" office:value-type="float" office:value="0.0138594500248" calcext:value-type="float">
            <text:p>0.01385945</text:p>
          </table:table-cell>
          <table:table-cell table:number-columns-repeated="8"/>
          <table:table-cell office:value-type="string" calcext:value-type="string">
            <text:p>farmland</text:p>
          </table:table-cell>
          <table:table-cell office:value-type="float" office:value="0.488933554211" calcext:value-type="float">
            <text:p>0.4889335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 leaf_cycle</text:p>
          </table:table-cell>
          <table:table-cell table:formula="of:=1-SUM([.D29:.D31])" office:value-type="float" office:value="0.96357916905823" calcext:value-type="float">
            <text:p>0.9635791691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64512515092" calcext:value-type="float">
            <text:p>0.464512515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orchard</text:p>
          </table:table-cell>
          <table:table-cell office:value-type="float" office:value="0.0121098329924" calcext:value-type="float">
            <text:p>0.012109833</text:p>
          </table:table-cell>
          <table:table-cell table:number-columns-repeated="2"/>
        </table:table-row>
      </table:table>
      <table:table table:name="clc" table:style-name="ta1">
        <table:shapes>
          <draw:frame draw:z-index="0" draw:style-name="gr1" draw:text-style-name="P1" svg:width="453.46pt" svg:height="255.23pt" svg:x="248.2pt" svg:y="9.04pt">
            <loext:p draw:notify-on-update-of-ranges="clc.A1:clc.A5 clc.B1:clc.B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gri (211, 212, 222, 231)</text:p>
          </table:table-cell>
          <table:table-cell office:value-type="float" office:value="0.454786129331" calcext:value-type="float">
            <text:p>0.4547861293</text:p>
          </table:table-cell>
        </table:table-row>
        <table:table-row table:style-name="ro1">
          <table:table-cell office:value-type="string" calcext:value-type="string">
            <text:p>Forest (311, 312, 313)</text:p>
          </table:table-cell>
          <table:table-cell office:value-type="float" office:value="0.268341390391" calcext:value-type="float">
            <text:p>0.2683413904</text:p>
          </table:table-cell>
        </table:table-row>
        <table:table-row table:style-name="ro1">
          <table:table-cell office:value-type="string" calcext:value-type="string">
            <text:p>Urban (1** except 121)</text:p>
          </table:table-cell>
          <table:table-cell office:value-type="float" office:value="0.252499895561" calcext:value-type="float">
            <text:p>0.2524998956</text:p>
          </table:table-cell>
        </table:table-row>
        <table:table-row table:style-name="ro1">
          <table:table-cell office:value-type="string" calcext:value-type="string">
            <text:p>Industrial (121)</text:p>
          </table:table-cell>
          <table:table-cell office:value-type="float" office:value="0.0220734190373" calcext:value-type="float">
            <text:p>0.022073419</text:p>
          </table:table-cell>
        </table:table-row>
        <table:table-row table:style-name="ro1">
          <table:table-cell office:value-type="string" calcext:value-type="string">
            <text:p>Water (511, 512)</text:p>
          </table:table-cell>
          <table:table-cell office:value-type="float" office:value="0.0067385007409" calcext:value-type="float">
            <text:p>0.0067385007</text:p>
          </table:table-cell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33239289442" calcext:value-type="float">
            <text:p>0.3323928944</text:p>
          </table:table-cell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231067568482" calcext:value-type="float">
            <text:p>0.2310675685</text:p>
          </table:table-cell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436539537098" calcext:value-type="float">
            <text:p>0.4365395371</text:p>
          </table:table-cell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649185026504" calcext:value-type="float">
            <text:p>0.6491850265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342851634883" calcext:value-type="float">
            <text:p>0.3428516349</text:p>
          </table:table-cell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0796333861275" calcext:value-type="float">
            <text:p>0.007963338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337378475731" calcext:value-type="float">
            <text:p>0.3373784757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199066337839" calcext:value-type="float">
            <text:p>0.1990663378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87314485629" calcext:value-type="float">
            <text:p>0.1873144856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.0163749419534" calcext:value-type="float">
            <text:p>0.016374942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00502123069916" calcext:value-type="float">
            <text:p>0.005021230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25484452" calcext:value-type="float">
            <text:p>0.25484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7:40:07.733862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8T18:01:31.908163854</dc:date>
    <meta:editing-duration>PT5H13M34S</meta:editing-duration>
    <meta:editing-cycles>34</meta:editing-cycles>
    <dc:creator>Julien Minet</dc:creator>
    <meta:document-statistic meta:table-count="3" meta:cell-count="3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ff33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ff6600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title svg:x="5.952cm" svg:y="0.316cm" chart:style-name="ch2">
          <text:p>Share of forest type</text:p>
        </chart:title>
        <chart:subtitle svg:x="4.92cm" svg:y="1.275cm" chart:style-name="ch3">
          <text:p>for landuse=forest or natural=wood</text:p>
        </chart:subtitle>
        <chart:legend chart:legend-position="end" svg:x="11.607cm" svg:y="3.456cm" style:legend-expansion="high" chart:style-name="ch4"/>
        <chart:plot-area chart:style-name="ch5" table:cell-range-address="share.C5:share.D8" chart:data-source-has-labels="column" svg:x="0.319cm" svg:y="2.138cm" svg:width="10.969cm" svg:height="6.687cm">
          <chartooo:coordinate-region svg:x="2.46cm" svg:y="2.139cm" svg:width="6.686cm" svg:height="6.686cm"/>
          <chart:axis chart:dimension="x" chart:name="primary-x" chart:style-name="ch6" chartooo:axis-type="auto">
            <chartooo:date-scale/>
            <chart:categories table:cell-range-address="share.C5:share.C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5:share.D8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type=broadleaved</text:p>
                <draw:g>
                  <svg:desc>share.C5:share.C8</svg:desc>
                </draw:g>
              </table:table-cell>
              <table:table-cell office:value-type="float" office:value="0.108191104867">
                <text:p>0.108191104867</text:p>
                <draw:g>
                  <svg:desc>share.D5:share.D8</svg:desc>
                </draw:g>
              </table:table-cell>
            </table:table-row>
            <table:table-row>
              <table:table-cell office:value-type="string">
                <text:p>leaf_type=needleleaved</text:p>
              </table:table-cell>
              <table:table-cell office:value-type="float" office:value="0.00900005923462">
                <text:p>0.00900005923462</text:p>
              </table:table-cell>
            </table:table-row>
            <table:table-row>
              <table:table-cell office:value-type="string">
                <text:p>leaf_type=mixed</text:p>
              </table:table-cell>
              <table:table-cell office:value-type="float" office:value="0.0637805306801">
                <text:p>0.0637805306801</text:p>
              </table:table-cell>
            </table:table-row>
            <table:table-row>
              <table:table-cell office:value-type="string">
                <text:p>no leaf_type</text:p>
              </table:table-cell>
              <table:table-cell office:value-type="float" office:value="0.81902830521828">
                <text:p>0.81902830521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06cm" svg:y="0.316cm" chart:style-name="ch2">
          <text:p>Share of agricultural land-use</text:p>
        </chart:title>
        <chart:subtitle svg:x="12.612cm" svg:y="2.771cm" chart:style-name="ch3">
          <text:p>landuse =</text:p>
        </chart:subtitle>
        <chart:legend chart:legend-position="end" svg:x="12.546cm" svg:y="3.454cm" style:legend-expansion="high" chart:style-name="ch4"/>
        <chart:plot-area chart:style-name="ch5" table:cell-range-address="share.C12:share.D15" chart:data-source-has-labels="column" svg:x="0.32cm" svg:y="2.138cm" svg:width="11.906cm" svg:height="6.682cm">
          <chartooo:coordinate-region svg:x="2.932cm" svg:y="2.139cm" svg:width="6.681cm" svg:height="6.681cm"/>
          <chart:axis chart:dimension="x" chart:name="primary-x" chart:style-name="ch6" chartooo:axis-type="auto">
            <chartooo:date-scale/>
            <chart:categories table:cell-range-address="share.C12:share.C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12:share.D1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arm (deprecated)</text:p>
                <draw:g>
                  <svg:desc>share.C12:share.C15</svg:desc>
                </draw:g>
              </table:table-cell>
              <table:table-cell office:value-type="float" office:value="0.0338399569776">
                <text:p>0.0338399569776</text:p>
                <draw:g>
                  <svg:desc>share.D12:share.D15</svg:desc>
                </draw:g>
              </table:table-cell>
            </table:table-row>
            <table:table-row>
              <table:table-cell office:value-type="string">
                <text:p>farmland</text:p>
              </table:table-cell>
              <table:table-cell office:value-type="float" office:value="0.480357783826">
                <text:p>0.480357783826</text:p>
              </table:table-cell>
            </table:table-row>
            <table:table-row>
              <table:table-cell office:value-type="string">
                <text:p>meadow</text:p>
              </table:table-cell>
              <table:table-cell office:value-type="float" office:value="0.456365083532">
                <text:p>0.456365083532</text:p>
              </table:table-cell>
            </table:table-row>
            <table:table-row>
              <table:table-cell office:value-type="string">
                <text:p>orchard</text:p>
              </table:table-cell>
              <table:table-cell office:value-type="float" office:value="0.0118974295968">
                <text:p>0.0118974295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0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circle" chart:style-name="ch1">
        <chart:title svg:x="4.908cm" svg:y="0.316cm" chart:style-name="ch2">
          <text:p>Share of landuse by main type</text:p>
        </chart:title>
        <chart:legend chart:legend-position="end" svg:x="12.932cm" svg:y="3.208cm" style:legend-expansion="high" chart:style-name="ch3"/>
        <chart:plot-area chart:style-name="ch4" table:cell-range-address="share.C19:share.D23" chart:data-source-has-labels="column" svg:x="0.319cm" svg:y="1.275cm" svg:width="12.294cm" svg:height="7.551cm">
          <chartooo:coordinate-region svg:x="2.691cm" svg:y="1.276cm" svg:width="7.55cm" svg:height="7.55cm"/>
          <chart:axis chart:dimension="x" chart:name="primary-x" chart:style-name="ch5" chartooo:axis-type="auto">
            <chartooo:date-scale/>
            <chart:categories table:cell-range-address="share.C19:share.C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are.D19:share.D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gricultural</text:p>
                <draw:g>
                  <svg:desc>share.C19:share.C23</svg:desc>
                </draw:g>
              </table:table-cell>
              <table:table-cell office:value-type="float" office:value="0.632112823955">
                <text:p>0.632112823955</text:p>
                <draw:g>
                  <svg:desc>share.D19:share.D23</svg:desc>
                </draw:g>
              </table:table-cell>
            </table:table-row>
            <table:table-row>
              <table:table-cell office:value-type="string">
                <text:p>Forested areas</text:p>
              </table:table-cell>
              <table:table-cell office:value-type="float" office:value="0.35025650945">
                <text:p>0.35025650945</text:p>
              </table:table-cell>
            </table:table-row>
            <table:table-row>
              <table:table-cell office:value-type="string">
                <text:p>Urban</text:p>
              </table:table-cell>
              <table:table-cell office:value-type="float" office:value="0.190817137559">
                <text:p>0.190817137559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0.0229258536552">
                <text:p>0.0229258536552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0.016921696003">
                <text:p>0.016921696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4b1f6f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3.749cm" svg:y="0.316cm" chart:style-name="ch2">
          <text:p>Corine Land Cover share of some classes</text:p>
        </chart:title>
        <chart:legend chart:legend-position="end" svg:x="11.459cm" svg:y="3.207cm" style:legend-expansion="high" chart:style-name="ch3"/>
        <chart:plot-area chart:style-name="ch4" table:cell-range-address="clc.A1:clc.B5" chart:data-source-has-labels="column" svg:x="0.319cm" svg:y="1.275cm" svg:width="10.821cm" svg:height="7.55cm">
          <chartooo:coordinate-region svg:x="1.955cm" svg:y="1.276cm" svg:width="7.549cm" svg:height="7.549cm"/>
          <chart:axis chart:dimension="x" chart:name="primary-x" chart:style-name="ch5" chartooo:axis-type="auto">
            <chartooo:date-scale/>
            <chart:categories table:cell-range-address="clc.A1:cl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c.B1:clc.B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gri (211, 212, 222, 231)</text:p>
                <draw:g>
                  <svg:desc>clc.A1:clc.A5</svg:desc>
                </draw:g>
              </table:table-cell>
              <table:table-cell office:value-type="float" office:value="0.454786129331">
                <text:p>0.454786129331</text:p>
                <draw:g>
                  <svg:desc>clc.B1:clc.B5</svg:desc>
                </draw:g>
              </table:table-cell>
            </table:table-row>
            <table:table-row>
              <table:table-cell office:value-type="string">
                <text:p>Forest (311, 312, 313)</text:p>
              </table:table-cell>
              <table:table-cell office:value-type="float" office:value="0.268341390391">
                <text:p>0.268341390391</text:p>
              </table:table-cell>
            </table:table-row>
            <table:table-row>
              <table:table-cell office:value-type="string">
                <text:p>Urban (1** except 121)</text:p>
              </table:table-cell>
              <table:table-cell office:value-type="float" office:value="0.252499895561">
                <text:p>0.252499895561</text:p>
              </table:table-cell>
            </table:table-row>
            <table:table-row>
              <table:table-cell office:value-type="string">
                <text:p>Industrial (121)</text:p>
              </table:table-cell>
              <table:table-cell office:value-type="float" office:value="0.0220734190373">
                <text:p>0.0220734190373</text:p>
              </table:table-cell>
            </table:table-row>
            <table:table-row>
              <table:table-cell office:value-type="string">
                <text:p>Water (511, 512)</text:p>
              </table:table-cell>
              <table:table-cell office:value-type="float" office:value="0.0067385007409">
                <text:p>0.0067385007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ff950e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title svg:x="5.846cm" svg:y="0.316cm" chart:style-name="ch2">
          <text:p>Share of forest cycle</text:p>
        </chart:title>
        <chart:subtitle svg:x="4.92cm" svg:y="1.275cm" chart:style-name="ch3">
          <text:p>for landuse=forest or natural=wood</text:p>
        </chart:subtitle>
        <chart:legend chart:legend-position="end" svg:x="11.898cm" svg:y="3.456cm" style:legend-expansion="high" chart:style-name="ch4"/>
        <chart:plot-area chart:style-name="ch5" table:cell-range-address="share.C29:share.D32" chart:data-source-has-labels="column" svg:x="0.319cm" svg:y="2.138cm" svg:width="11.26cm" svg:height="6.687cm">
          <chartooo:coordinate-region svg:x="2.606cm" svg:y="2.139cm" svg:width="6.686cm" svg:height="6.686cm"/>
          <chart:axis chart:dimension="x" chart:name="primary-x" chart:style-name="ch6" chartooo:axis-type="auto">
            <chartooo:date-scale/>
            <chart:categories table:cell-range-address="share.C29:share.C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29:share.D3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cycle=deciduous</text:p>
                <draw:g>
                  <svg:desc>share.C29:share.C32</svg:desc>
                </draw:g>
              </table:table-cell>
              <table:table-cell office:value-type="float" office:value="0.0213946060285">
                <text:p>0.0213946060285</text:p>
                <draw:g>
                  <svg:desc>share.D29:share.D32</svg:desc>
                </draw:g>
              </table:table-cell>
            </table:table-row>
            <table:table-row>
              <table:table-cell office:value-type="string">
                <text:p>leaf_cycle=evergreen</text:p>
              </table:table-cell>
              <table:table-cell office:value-type="float" office:value="0.00116677488847">
                <text:p>0.00116677488847</text:p>
              </table:table-cell>
            </table:table-row>
            <table:table-row>
              <table:table-cell office:value-type="string">
                <text:p>leaf_cycle=mixed</text:p>
              </table:table-cell>
              <table:table-cell office:value-type="float" office:value="0.0138594500248">
                <text:p>0.0138594500248</text:p>
              </table:table-cell>
            </table:table-row>
            <table:table-row>
              <table:table-cell office:value-type="string">
                <text:p>no leaf_cycle</text:p>
              </table:table-cell>
              <table:table-cell office:value-type="float" office:value="0.96357916905823">
                <text:p>0.96357916905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" xlink:type="simple" chart:class="chart:circle" chart:style-name="ch1">
        <chart:title svg:x="5.952cm" svg:y="0.316cm" chart:style-name="ch2">
          <text:p>Share of forest type</text:p>
        </chart:title>
        <chart:subtitle svg:x="4.92cm" svg:y="1.275cm" chart:style-name="ch3">
          <text:p>for landuse=forest or natural=wood</text:p>
        </chart:subtitle>
        <chart:legend chart:legend-position="end" svg:x="11.607cm" svg:y="3.456cm" style:legend-expansion="high" chart:style-name="ch4"/>
        <chart:plot-area chart:style-name="ch5" chart:data-source-has-labels="both" svg:x="0.319cm" svg:y="2.138cm" svg:width="10.969cm" svg:height="6.687cm">
          <chartooo:coordinate-region svg:x="2.46cm" svg:y="2.139cm" svg:width="6.686cm" svg:height="6.686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type=broadleaved</text:p>
              </table:table-cell>
              <table:table-cell office:value-type="float" office:value="0.108191104867">
                <text:p>0.108191104867</text:p>
              </table:table-cell>
            </table:table-row>
            <table:table-row>
              <table:table-cell office:value-type="string">
                <text:p>leaf_type=needleleaved</text:p>
              </table:table-cell>
              <table:table-cell office:value-type="float" office:value="0.00900005923462">
                <text:p>0.00900005923462</text:p>
              </table:table-cell>
            </table:table-row>
            <table:table-row>
              <table:table-cell office:value-type="string">
                <text:p>leaf_type=mixed</text:p>
              </table:table-cell>
              <table:table-cell office:value-type="float" office:value="0.0637805306801">
                <text:p>0.0637805306801</text:p>
              </table:table-cell>
            </table:table-row>
            <table:table-row>
              <table:table-cell office:value-type="string">
                <text:p>no leaf_type</text:p>
              </table:table-cell>
              <table:table-cell office:value-type="float" office:value="0.81902830521828">
                <text:p>0.81902830521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5.006cm" svg:y="0.316cm" chart:style-name="ch2">
          <text:p>Share of agricultural land-use</text:p>
        </chart:title>
        <chart:subtitle svg:x="12.612cm" svg:y="2.771cm" chart:style-name="ch3">
          <text:p>landuse =</text:p>
        </chart:subtitle>
        <chart:legend chart:legend-position="end" svg:x="12.546cm" svg:y="3.454cm" style:legend-expansion="high" chart:style-name="ch4"/>
        <chart:plot-area chart:style-name="ch5" chart:data-source-has-labels="both" svg:x="0.32cm" svg:y="2.138cm" svg:width="11.906cm" svg:height="6.682cm">
          <chartooo:coordinate-region svg:x="2.932cm" svg:y="2.139cm" svg:width="6.681cm" svg:height="6.681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arm (deprecated)</text:p>
              </table:table-cell>
              <table:table-cell office:value-type="float" office:value="0.0338399569776">
                <text:p>0.0338399569776</text:p>
              </table:table-cell>
            </table:table-row>
            <table:table-row>
              <table:table-cell office:value-type="string">
                <text:p>farmland</text:p>
              </table:table-cell>
              <table:table-cell office:value-type="float" office:value="0.480357783826">
                <text:p>0.480357783826</text:p>
              </table:table-cell>
            </table:table-row>
            <table:table-row>
              <table:table-cell office:value-type="string">
                <text:p>meadow</text:p>
              </table:table-cell>
              <table:table-cell office:value-type="float" office:value="0.456365083532">
                <text:p>0.456365083532</text:p>
              </table:table-cell>
            </table:table-row>
            <table:table-row>
              <table:table-cell office:value-type="string">
                <text:p>orchard</text:p>
              </table:table-cell>
              <table:table-cell office:value-type="float" office:value="0.0118974295968">
                <text:p>0.01189742959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0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circle" chart:style-name="ch1">
        <chart:title svg:x="4.908cm" svg:y="0.316cm" chart:style-name="ch2">
          <text:p>Share of landuse by main type</text:p>
        </chart:title>
        <chart:legend chart:legend-position="end" svg:x="12.932cm" svg:y="3.208cm" style:legend-expansion="high" chart:style-name="ch3"/>
        <chart:plot-area chart:style-name="ch4" chart:data-source-has-labels="both" svg:x="0.319cm" svg:y="1.275cm" svg:width="12.294cm" svg:height="7.551cm">
          <chartooo:coordinate-region svg:x="2.691cm" svg:y="1.276cm" svg:width="7.55cm" svg:height="7.55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gricultural</text:p>
              </table:table-cell>
              <table:table-cell office:value-type="float" office:value="0.632112823955">
                <text:p>0.632112823955</text:p>
              </table:table-cell>
            </table:table-row>
            <table:table-row>
              <table:table-cell office:value-type="string">
                <text:p>Forested areas</text:p>
              </table:table-cell>
              <table:table-cell office:value-type="float" office:value="0.35025650945">
                <text:p>0.35025650945</text:p>
              </table:table-cell>
            </table:table-row>
            <table:table-row>
              <table:table-cell office:value-type="string">
                <text:p>Urban</text:p>
              </table:table-cell>
              <table:table-cell office:value-type="float" office:value="0.190817137559">
                <text:p>0.190817137559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0.0229258536552">
                <text:p>0.0229258536552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0.016921696003">
                <text:p>0.0169216960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ff950e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" xlink:type="simple" chart:class="chart:circle" chart:style-name="ch1">
        <chart:title svg:x="5.846cm" svg:y="0.316cm" chart:style-name="ch2">
          <text:p>Share of forest cycle</text:p>
        </chart:title>
        <chart:subtitle svg:x="4.92cm" svg:y="1.275cm" chart:style-name="ch3">
          <text:p>for landuse=forest or natural=wood</text:p>
        </chart:subtitle>
        <chart:legend chart:legend-position="end" svg:x="11.898cm" svg:y="3.456cm" style:legend-expansion="high" chart:style-name="ch4"/>
        <chart:plot-area chart:style-name="ch5" chart:data-source-has-labels="both" svg:x="0.319cm" svg:y="2.138cm" svg:width="11.26cm" svg:height="6.687cm">
          <chartooo:coordinate-region svg:x="2.606cm" svg:y="2.139cm" svg:width="6.686cm" svg:height="6.686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cycle=deciduous</text:p>
              </table:table-cell>
              <table:table-cell office:value-type="float" office:value="0.0213946060285">
                <text:p>0.0213946060285</text:p>
              </table:table-cell>
            </table:table-row>
            <table:table-row>
              <table:table-cell office:value-type="string">
                <text:p>leaf_cycle=evergreen</text:p>
              </table:table-cell>
              <table:table-cell office:value-type="float" office:value="0.00116677488847">
                <text:p>0.00116677488847</text:p>
              </table:table-cell>
            </table:table-row>
            <table:table-row>
              <table:table-cell office:value-type="string">
                <text:p>leaf_cycle=mixed</text:p>
              </table:table-cell>
              <table:table-cell office:value-type="float" office:value="0.0138594500248">
                <text:p>0.0138594500248</text:p>
              </table:table-cell>
            </table:table-row>
            <table:table-row>
              <table:table-cell office:value-type="string">
                <text:p>no leaf_cycle</text:p>
              </table:table-cell>
              <table:table-cell office:value-type="float" office:value="0.96357916905823">
                <text:p>0.963579169058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